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lloc</text:p>
          </table:table-cell>
          <table:table-cell table:style-name="Default" office:value-type="string">
            <text:p>data_ini</text:p>
          </table:table-cell>
          <table:table-cell table:style-name="Default" office:value-type="string">
            <text:p>data_f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ig Montull</text:p>
          </table:table-cell>
          <table:table-cell office:value-type="date" office:date-value="2017-06-02">
            <text:p>02/06/17</text:p>
          </table:table-cell>
          <table:table-cell office:value-type="date" office:date-value="2017-06-10">
            <text:p>10/06/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s Blau</text:p>
          </table:table-cell>
          <table:table-cell office:value-type="date" office:date-value="2017-06-02">
            <text:p>02/06/17</text:p>
          </table:table-cell>
          <table:table-cell office:value-type="date" office:date-value="2017-06-10">
            <text:p>10/06/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sa Paquita</text:p>
          </table:table-cell>
          <table:table-cell office:value-type="date" office:date-value="2017-06-02">
            <text:p>02/06/17</text:p>
          </table:table-cell>
          <table:table-cell table:style-name="ce2" office:value-type="date" office:date-value="2017-06-10">
            <text:p>10/06/1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6/02/2017</text:date>, <text:time>16:0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1S</meta:editing-duration>
    <meta:editing-cycles>3</meta:editing-cycles>
    <meta:generator>OpenOffice/4.1.3$Win32 OpenOffice.org_project/413m1$Build-9783</meta:generator>
    <dc:date>2017-02-06T16:01:05.65</dc:date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